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/>
          <table:table-cell table:style-name="ce1" office:value-type="string" calcext:value-type="string">
            <text:p>rand</text:p>
          </table:table-cell>
          <table:table-cell table:style-name="ce1" office:value-type="string" calcext:value-type="string">
            <text:p>infogain</text:p>
          </table:table-cell>
          <table:table-cell table:style-name="ce1" office:value-type="string" calcext:value-type="string">
            <text:p>homegenity</text:p>
          </table:table-cell>
          <table:table-cell table:style-name="ce1" office:value-type="string" calcext:value-type="string">
            <text:p>fowlkes mallows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0.00714642658706" calcext:value-type="float">
            <text:p>0.0071</text:p>
          </table:table-cell>
          <table:table-cell office:value-type="float" office:value="0.0357825197096" calcext:value-type="float">
            <text:p>0.0358</text:p>
          </table:table-cell>
          <table:table-cell office:value-type="float" office:value="0.294531848592" calcext:value-type="float">
            <text:p>0.2945</text:p>
          </table:table-cell>
          <table:table-cell office:value-type="float" office:value="0.0755847926426" calcext:value-type="float">
            <text:p>0.0756</text:p>
          </table:table-cell>
        </table:table-row>
        <table:table-row table:style-name="ro1">
          <table:table-cell office:value-type="string" calcext:value-type="string">
            <text:p>Inv Jaccard</text:p>
          </table:table-cell>
          <table:table-cell office:value-type="float" office:value="0.10487448505" calcext:value-type="float">
            <text:p>0.1049</text:p>
          </table:table-cell>
          <table:table-cell office:value-type="float" office:value="0.284301940847" calcext:value-type="float">
            <text:p>0.2843</text:p>
          </table:table-cell>
          <table:table-cell office:value-type="float" office:value="0.702955711776" calcext:value-type="float">
            <text:p>0.7030</text:p>
          </table:table-cell>
          <table:table-cell office:value-type="float" office:value="0.207886591098" calcext:value-type="float">
            <text:p>0.2079</text:p>
          </table:table-cell>
        </table:table-row>
        <table:table-row table:style-name="ro1">
          <table:table-cell office:value-type="string" calcext:value-type="string">
            <text:p>Inv Hamming</text:p>
          </table:table-cell>
          <table:table-cell office:value-type="float" office:value="0.102581092691" calcext:value-type="float">
            <text:p>0.1026</text:p>
          </table:table-cell>
          <table:table-cell office:value-type="float" office:value="0.295593944905" calcext:value-type="float">
            <text:p>0.2956</text:p>
          </table:table-cell>
          <table:table-cell office:value-type="float" office:value="0.688374339655" calcext:value-type="float">
            <text:p>0.6884</text:p>
          </table:table-cell>
          <table:table-cell office:value-type="float" office:value="0.199310829593" calcext:value-type="float">
            <text:p>0.1993</text:p>
          </table:table-cell>
        </table:table-row>
        <table:table-row table:style-name="ro1">
          <table:table-cell office:value-type="string" calcext:value-type="string">
            <text:p>Multi-align</text:p>
          </table:table-cell>
          <table:table-cell office:value-type="float" office:value="0.00649307023574" calcext:value-type="float">
            <text:p>0.0065</text:p>
          </table:table-cell>
          <table:table-cell office:value-type="float" office:value="0.0267643915448" calcext:value-type="float">
            <text:p>0.0268</text:p>
          </table:table-cell>
          <table:table-cell office:value-type="float" office:value="0.491453412364" calcext:value-type="float">
            <text:p>0.4915</text:p>
          </table:table-cell>
          <table:table-cell office:value-type="float" office:value="0.0561938922638" calcext:value-type="float">
            <text:p>0.0562</text:p>
          </table:table-cell>
        </table:table-row>
        <table:table-row table:style-name="ro1">
          <table:table-cell office:value-type="string" calcext:value-type="string">
            <text:p>Itml</text:p>
          </table:table-cell>
          <table:table-cell office:value-type="float" office:value="0.0743304451714" calcext:value-type="float">
            <text:p>0.0743</text:p>
          </table:table-cell>
          <table:table-cell office:value-type="float" office:value="0.250721337806" calcext:value-type="float">
            <text:p>0.2507</text:p>
          </table:table-cell>
          <table:table-cell office:value-type="float" office:value="0.657207668533" calcext:value-type="float">
            <text:p>0.6572</text:p>
          </table:table-cell>
          <table:table-cell office:value-type="float" office:value="0.16434160752" calcext:value-type="float">
            <text:p>0.16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08:26:06.650036804</meta:creation-date>
    <dc:date>2017-09-02T09:30:29.641723462</dc:date>
    <meta:editing-duration>PT44M2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